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79H05M42.953051S" calcext:value-type="time">
            <text:p>879:0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Layout area &amp; camera grab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24H08M57.306S" calcext:value-type="time">
            <text:p>24:0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7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1" table:number-rows-repeated="8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08:01:24.3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01T09:45:46.226000000</dc:date>
    <meta:editing-duration>P38DT7H51M38S</meta:editing-duration>
    <meta:editing-cycles>1013</meta:editing-cycles>
    <meta:generator>LibreOffice/7.2.6.2$Windows_X86_64 LibreOffice_project/b0ec3a565991f7569a5a7f5d24fed7f52653d754</meta:generator>
    <meta:document-statistic meta:table-count="2" meta:cell-count="1296" meta:object-count="0"/>
  </office:meta>
</office:document-meta>
</file>